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9d89"/>
    </style:style>
    <style:style style:name="P2" style:family="paragraph" style:parent-style-name="Standard">
      <style:text-properties officeooo:rsid="000f9d89" officeooo:paragraph-rsid="000f9d89"/>
    </style:style>
    <style:style style:name="P3" style:family="paragraph" style:parent-style-name="Standard">
      <style:text-properties officeooo:rsid="000f9d89" officeooo:paragraph-rsid="00112d5d"/>
    </style:style>
    <style:style style:name="P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officeooo:rsid="000f9d89" officeooo:paragraph-rsid="000f9d89"/>
    </style:style>
    <style:style style:name="P5" style:family="paragraph" style:parent-style-name="Standard">
      <style:text-properties fo:font-weight="bold" officeooo:rsid="000f9d89" officeooo:paragraph-rsid="000f9d8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officeooo:rsid="0013e73c" officeooo:paragraph-rsid="0013e73c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officeooo:rsid="0013e73c" officeooo:paragraph-rsid="0013e73c"/>
    </style:style>
    <style:style style:name="P8" style:family="paragraph" style:parent-style-name="Standard" style:list-style-name="L1">
      <style:text-properties officeooo:rsid="000f9d89" officeooo:paragraph-rsid="000f9d89"/>
    </style:style>
    <style:style style:name="P9" style:family="paragraph" style:parent-style-name="Standard" style:master-page-name="">
      <loext:graphic-properties draw:fill="none"/>
      <style:paragraph-properties fo:margin-left="0.9366in" fo:margin-right="0in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fo:font-style="normal" officeooo:rsid="0013e73c" officeooo:paragraph-rsid="0013e73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.9366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fo:font-style="normal" officeooo:rsid="001b7610" officeooo:paragraph-rsid="001b7610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fo:font-style="normal" officeooo:rsid="001b7610" officeooo:paragraph-rsid="001b7610" style:font-style-asian="normal" style:font-style-complex="normal"/>
    </style:style>
    <style:style style:name="P12" style:family="paragraph" style:parent-style-name="Standard" style:master-page-name="">
      <loext:graphic-properties draw:fill="none"/>
      <style:paragraph-properties fo:margin-left="0.9366in" fo:margin-right="0in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fo:font-style="normal" officeooo:rsid="001e22ef" officeooo:paragraph-rsid="001e22ef" style:font-style-asian="normal" style:font-style-complex="normal"/>
    </style:style>
    <style:style style:name="P13" style:family="paragraph" style:parent-style-name="Standard">
      <loext:graphic-properties draw:fill="none"/>
      <style:paragraph-properties fo:margin-left="0.9366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fo:font-style="normal" officeooo:rsid="001e22ef" officeooo:paragraph-rsid="001e22ef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.9366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fo:font-style="normal" officeooo:rsid="001e2760" officeooo:paragraph-rsid="001e276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2d5d" style:font-style-asian="italic" style:font-style-complex="italic"/>
    </style:style>
    <style:style style:name="T3" style:family="text">
      <style:text-properties fo:font-style="italic" officeooo:rsid="00132646" style:font-style-asian="italic" style:font-style-complex="italic"/>
    </style:style>
    <style:style style:name="T4" style:family="text">
      <style:text-properties fo:font-style="italic" officeooo:rsid="00174f9d" style:font-style-asian="italic" style:font-style-complex="italic"/>
    </style:style>
    <style:style style:name="T5" style:family="text">
      <style:text-properties fo:font-style="italic" officeooo:rsid="001d906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2d5d" style:font-style-asian="normal" style:font-style-complex="normal"/>
    </style:style>
    <style:style style:name="T8" style:family="text">
      <style:text-properties fo:font-style="normal" officeooo:rsid="0011f6d9" style:font-style-asian="normal" style:font-style-complex="normal"/>
    </style:style>
    <style:style style:name="T9" style:family="text">
      <style:text-properties fo:font-style="normal" officeooo:rsid="00132646" style:font-style-asian="normal" style:font-style-complex="normal"/>
    </style:style>
    <style:style style:name="T10" style:family="text">
      <style:text-properties fo:font-style="normal" officeooo:rsid="0013e73c" style:font-style-asian="normal" style:font-style-complex="normal"/>
    </style:style>
    <style:style style:name="T11" style:family="text">
      <style:text-properties fo:font-style="normal" officeooo:rsid="0015af4d" style:font-style-asian="normal" style:font-style-complex="normal"/>
    </style:style>
    <style:style style:name="T12" style:family="text">
      <style:text-properties officeooo:rsid="00174f9d"/>
    </style:style>
    <style:style style:name="T13" style:family="text">
      <style:text-properties officeooo:rsid="001f8f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5">ZTNA:<text:tab/></text:p>
      <text:p text:style-name="P2"><text:tab/>Already on presentation. Details unimportant before implementation stage.</text:p>
      <text:p text:style-name="P2"/>
      <text:p text:style-name="P5">Tokens and MFA:</text:p>
      <text:p text:style-name="P2"><text:tab/><text:span text:style-name="T1">Comparison paper</text:span></text:p>
      <text:list xml:id="list3679295514" text:style-name="L1">
        <text:list-header>
          <text:p text:style-name="P8">Authentication schemes: <text:s/>Direct, w/ intermediary + passcode, SSO system</text:p>
          <text:p text:style-name="P8">Types of authentication: Knowledge-based, Object-based, ID-based</text:p>
          <text:p text:style-name="P8">The how’s and why’s of MFA</text:p>
        </text:list-header>
      </text:list>
      <text:p text:style-name="P2"><text:tab/><text:span text:style-name="T1">Mobile phone 2FA</text:span></text:p>
      <text:p text:style-name="P2"><text:span text:style-name="T1"><text:tab/><text:tab/><text:tab/></text:span><text:span text:style-name="T6">OTP/SMS systems</text:span></text:p>
      <text:p text:style-name="P2"><text:span text:style-name="T7"><text:tab/></text:span><text:span text:style-name="T2">Cookies paper</text:span></text:p>
      <text:p text:style-name="P2"><text:span text:style-name="T2"><text:tab/><text:tab/><text:tab/></text:span><text:span text:style-name="T7">Mitigation of stateless-ness of HTTP protocol w/ cookies</text:span></text:p>
      <text:p text:style-name="P3"><text:span text:style-name="T7"><text:tab/><text:tab/><text:tab/></text:span><text:span text:style-name="T8">Session hijacking </text:span><text:span text:style-name="T7">and </text:span><text:span text:style-name="T8">the </text:span><text:span text:style-name="T7">one-time-cookie (OTC) model</text:span></text:p>
      <text:p text:style-name="P5"/>
      <text:p text:style-name="P5">Biometric authentication:</text:p>
      <text:p text:style-name="P2"><text:tab/><text:span text:style-name="T3">101 paper</text:span></text:p>
      <text:p text:style-name="P4"><text:span text:style-name="T9">Enrollment process, sample storage as enrollment template, biometric scan </text:span><text:span text:style-name="T10">for login, </text:span></text:p>
      <text:p text:style-name="P6"><text:span text:style-name="T6">comparison of scan to template. </text:span><text:span text:style-name="T11">(Minutiae algorithm, hamming distance, decision threshold) </text:span></text:p>
      <text:p text:style-name="P7"><text:span text:style-name="T11"><text:tab/><text:tab/></text:span><text:span text:style-name="T4">Biometric authentication: A review</text:span></text:p>
      <text:p text:style-name="P9"><text:span text:style-name="T12">Data confidentiality, integrity, availability in security. The role of biometric authentication in Cybersecurity.</text:span></text:p>
      <text:p text:style-name="P10">Optical fingerprint reading →Bitmap → Minutiae and corelation based techniques for matching.</text:p>
      <text:p text:style-name="P11"><text:tab/><text:tab/><text:span text:style-name="T5">Enhancing security paper</text:span></text:p>
      <text:p text:style-name="P12">User authentication techniques and fingerprint authentication details</text:p>
      <text:p text:style-name="P13">Fingerprint image feature extraction</text:p>
      <text:p text:style-name="P13">Error trade-off (False rejects and False accepts balance)</text:p>
      <text:p text:style-name="P14">Biometric systems vulnerabilities <text:span text:style-name="T13">(Not the math on the second half of the pape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5:32:57.752705978</meta:creation-date>
    <dc:date>2022-12-25T16:54:54.959266057</dc:date>
    <meta:editing-duration>PT34M1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50" meta:character-count="1160" meta:non-whitespace-character-count="1015"/>
  </office:meta>
</office:document-meta>
</file>